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7.2125in" fo:margin-top="0in" fo:margin-bottom="0in" table:align="right" style:writing-mode="lr-tb"/>
    </style:style>
    <style:style style:name="Таблица2.A" style:family="table-column">
      <style:table-column-properties style:column-width="0.7007in"/>
    </style:style>
    <style:style style:name="Таблица2.B" style:family="table-column">
      <style:table-column-properties style:column-width="3.0556in"/>
    </style:style>
    <style:style style:name="Таблица2.C" style:family="table-column">
      <style:table-column-properties style:column-width="2.2146in"/>
    </style:style>
    <style:style style:name="Таблица2.D" style:family="table-column">
      <style:table-column-properties style:column-width="1.241in"/>
    </style:style>
    <style:style style:name="Таблица2.1" style:family="table-row">
      <style:table-row-properties style:min-row-height="0.875in" fo:keep-together="auto"/>
    </style:style>
    <style:style style:name="Таблица2.A1" style:family="table-cell">
      <style:table-cell-properties style:vertical-align="middle" fo:background-color="#f3f3f3" fo:padding-left="0.075in" fo:padding-right="0.075in" fo:padding-top="0in" fo:padding-bottom="0in" fo:border="2.25pt solid #999999">
        <style:background-image/>
      </style:table-cell-properties>
    </style:style>
    <style:style style:name="Таблица2.2" style:family="table-row">
      <style:table-row-properties style:min-row-height="0.7875in" fo:keep-together="auto"/>
    </style:style>
    <style:style style:name="Таблица2.A2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2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2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D2" style:family="table-cell">
      <style:table-cell-properties style:vertical-align="middle" fo:background-color="transparent" fo:padding-left="0.075in" fo:padding-right="0.075in" fo:padding-top="0in" fo:padding-bottom="0in" fo:border="2.25pt solid #999999">
        <style:background-image/>
      </style:table-cell-properties>
    </style:style>
    <style:style style:name="Таблица2.A3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3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3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A4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4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4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A5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5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5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A6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6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6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A7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7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7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A8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8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8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A9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9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9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A10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B10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2.C10" style:family="table-cell">
      <style:table-cell-properties style:vertical-align="middle" fo:padding-left="0.075in" fo:padding-right="0.075in" fo:padding-top="0in" fo:padding-bottom="0in" fo:border="2.25pt solid #999999"/>
    </style:style>
    <style:style style:name="Таблица1" style:family="table">
      <style:table-properties style:width="4.1271in" fo:margin-top="0in" fo:margin-bottom="0in" table:align="right" style:writing-mode="lr-tb"/>
    </style:style>
    <style:style style:name="Таблица1.A" style:family="table-column">
      <style:table-column-properties style:column-width="1.8375in"/>
    </style:style>
    <style:style style:name="Таблица1.B" style:family="table-column">
      <style:table-column-properties style:column-width="2.2889in"/>
    </style:style>
    <style:style style:name="Таблица1.1" style:family="table-row">
      <style:table-row-properties style:min-row-height="0.3938in"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="2.25pt solid #999999"/>
    </style:style>
    <style:style style:name="P1" style:family="paragraph" style:parent-style-name="Standard">
      <style:text-properties style:font-name="Times New Roman" fo:font-size="14pt" officeooo:paragraph-rsid="0008496f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officeooo:paragraph-rsid="0008496f"/>
    </style:style>
    <style:style style:name="P3" style:family="paragraph" style:parent-style-name="Standard">
      <style:paragraph-properties fo:line-height="80%" fo:text-align="center" style:justify-single-word="false" fo:orphans="0" fo:widows="0"/>
      <style:text-properties style:font-name="Times New Roman" fo:font-size="12pt" officeooo:paragraph-rsid="0008496f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Times New Roman" fo:font-size="12pt" officeooo:paragraph-rsid="0008496f" style:font-size-asian="12pt" style:font-name-complex="Times New Roman1" style:font-size-complex="12pt"/>
    </style:style>
    <style:style style:name="P5" style:family="paragraph" style:parent-style-name="Standard">
      <style:paragraph-properties fo:orphans="0" fo:widows="0"/>
      <style:text-properties style:font-name="Times New Roman" fo:font-size="12pt" officeooo:paragraph-rsid="0008496f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 fo:orphans="0" fo:widows="0"/>
      <style:text-properties style:font-name="Times New Roman" fo:font-size="12pt" officeooo:paragraph-rsid="0008496f" style:font-size-asian="12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 fo:orphans="0" fo:widows="0"/>
      <style:text-properties style:font-name="Times New Roman" fo:font-size="12pt" officeooo:paragraph-rsid="0009b1c2" style:font-size-asian="12pt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 fo:orphans="0" fo:widows="0"/>
      <style:text-properties style:font-name="Times New Roman" fo:font-size="12pt" officeooo:paragraph-rsid="000b20a9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Times New Roman" fo:font-size="12pt" fo:language="en" fo:country="US" officeooo:paragraph-rsid="0008496f" style:font-size-asian="12pt" style:font-name-complex="Times New Roman1" style:font-size-complex="12pt"/>
    </style:style>
    <style:style style:name="P10" style:family="paragraph" style:parent-style-name="Standard">
      <style:paragraph-properties fo:orphans="0" fo:widows="0"/>
      <style:text-properties style:font-name="Times New Roman" fo:font-size="12pt" fo:language="en" fo:country="US" officeooo:paragraph-rsid="0008496f" style:font-size-asian="12pt" style:font-name-complex="Times New Roman1" style:font-size-complex="12pt"/>
    </style:style>
    <style:style style:name="P11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en" fo:country="US" officeooo:paragraph-rsid="0008496f" style:font-size-asian="12pt" style:font-name-complex="Times New Roman1" style:font-size-complex="12pt"/>
    </style:style>
    <style:style style:name="P12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paragraph-rsid="0008496f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paragraph-rsid="0009b1c2" style:font-size-asian="12pt" style:font-name-complex="Times New Roman1" style:font-size-complex="12pt"/>
    </style:style>
    <style:style style:name="P14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paragraph-rsid="000b20a9" style:font-size-asian="12pt" style:font-name-complex="Times New Roman1" style:font-size-complex="12pt"/>
    </style:style>
    <style:style style:name="P15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rsid="0009b1c2" officeooo:paragraph-rsid="0009b1c2" style:font-size-asian="12pt" style:font-name-complex="Times New Roman1" style:font-size-complex="12pt"/>
    </style:style>
    <style:style style:name="P16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uk" fo:country="UA" officeooo:rsid="000b20a9" officeooo:paragraph-rsid="000b20a9" style:font-size-asian="12pt" style:font-name-complex="Times New Roman1" style:font-size-complex="12pt"/>
    </style:style>
    <style:style style:name="P17" style:family="paragraph" style:parent-style-name="Standard">
      <style:paragraph-properties fo:text-align="justify" style:justify-single-word="false" fo:orphans="0" fo:widows="0"/>
      <style:text-properties style:font-name="Times New Roman" fo:font-size="12pt" fo:language="en" fo:country="US" officeooo:rsid="0008496f" officeooo:paragraph-rsid="0008496f" style:font-size-asian="12pt" style:font-name-complex="Times New Roman1" style:font-size-complex="12pt"/>
    </style:style>
    <style:style style:name="P18" style:family="paragraph" style:parent-style-name="Standard">
      <style:paragraph-properties fo:text-align="center" style:justify-single-word="false" fo:orphans="0" fo:widows="0"/>
      <style:text-properties fo:language="en" fo:country="US" fo:font-weight="bold" officeooo:paragraph-rsid="0008496f" style:font-weight-asian="bold"/>
    </style:style>
    <style:style style:name="P19" style:family="paragraph" style:parent-style-name="Standard">
      <style:paragraph-properties fo:text-align="center" style:justify-single-word="false" fo:orphans="0" fo:widows="0"/>
      <style:text-properties fo:font-weight="bold" officeooo:paragraph-rsid="0008496f" style:font-weight-asian="bold"/>
    </style:style>
    <style:style style:name="P20" style:family="paragraph" style:parent-style-name="Standard">
      <style:paragraph-properties fo:margin-top="0in" fo:margin-bottom="0.0209in" style:contextual-spacing="false" fo:text-align="center" style:justify-single-word="false"/>
      <style:text-properties officeooo:paragraph-rsid="0008496f"/>
    </style:style>
    <style:style style:name="P21" style:family="paragraph" style:parent-style-name="Standard">
      <style:paragraph-properties fo:margin-top="0in" fo:margin-bottom="0.028in" style:contextual-spacing="false" fo:text-align="justify" style:justify-single-word="false">
        <style:tab-stops>
          <style:tab-stop style:position="0.6591in"/>
        </style:tab-stops>
      </style:paragraph-properties>
      <style:text-properties style:font-name="Times New Roman" fo:font-size="14pt" fo:language="uk" fo:country="UA" officeooo:paragraph-rsid="0008496f" style:font-name-asian="Times New Roman1" style:font-size-asian="14pt" style:language-asian="uk" style:country-asian="UA" style:font-name-complex="Times New Roman1" style:font-size-complex="14pt"/>
    </style:style>
    <style:style style:name="P22" style:family="paragraph" style:parent-style-name="Standard">
      <style:paragraph-properties fo:margin-left="-0.0398in" fo:margin-right="-0.0398in" fo:text-align="center" style:justify-single-word="false" fo:orphans="0" fo:widows="0" fo:text-indent="0in" style:auto-text-indent="false"/>
      <style:text-properties style:font-name="Times New Roman" fo:font-size="12pt" officeooo:paragraph-rsid="0008496f" style:font-size-asian="12pt" style:font-name-complex="Times New Roman1" style:font-size-complex="12pt"/>
    </style:style>
    <style:style style:name="P23" style:family="paragraph" style:parent-style-name="Standard">
      <style:paragraph-properties fo:margin-left="0in" fo:margin-right="-0.1484in" fo:orphans="0" fo:widows="0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>
      <style:paragraph-properties fo:margin-left="0in" fo:margin-right="-0.1484in" fo:orphans="0" fo:widows="0" fo:text-indent="0in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25" style:family="paragraph" style:parent-style-name="Standard">
      <style:paragraph-properties fo:margin-left="0.072in" fo:margin-right="0in" fo:orphans="0" fo:widows="0" fo:text-indent="0in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26" style:family="paragraph" style:parent-style-name="Standard">
      <style:paragraph-properties fo:margin-left="0.072in" fo:margin-right="0in" fo:orphans="0" fo:widows="0" fo:text-indent="0in" style:auto-text-indent="false"/>
      <style:text-properties style:font-name="Times New Roman" fo:font-size="12pt" fo:language="uk" fo:country="UA" officeooo:rsid="0008496f" officeooo:paragraph-rsid="0008496f" style:font-size-asian="12pt" style:font-name-complex="Times New Roman1" style:font-size-complex="12pt"/>
    </style:style>
    <style:style style:name="P27" style:family="paragraph" style:parent-style-name="Standard">
      <style:paragraph-properties fo:margin-left="0.072in" fo:margin-right="-0.1516in" fo:orphans="0" fo:widows="0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fo:color="#606060" loext:opacity="100%" style:font-name="Times New Roman" fo:font-size="12pt" fo:letter-spacing="-0.0091in" fo:language="en" fo:country="US" style:font-size-asian="12pt" style:font-name-complex="Times New Roman1" style:font-size-complex="12pt"/>
    </style:style>
    <style:style style:name="T5" style:family="text">
      <style:text-properties fo:language="en" fo:country="US"/>
    </style:style>
    <style:style style:name="T6" style:family="text">
      <style:text-properties fo:language="uk" fo:country="UA"/>
    </style:style>
    <style:style style:name="T7" style:family="text">
      <style:text-properties fo:language="uk" fo:country="UA" officeooo:rsid="0008496f"/>
    </style:style>
    <style:style style:name="T8" style:family="text">
      <style:text-properties fo:language="uk" fo:country="UA" officeooo:rsid="0009b1c2"/>
    </style:style>
    <style:style style:name="T9" style:family="text">
      <style:text-properties fo:language="uk" fo:country="UA" officeooo:rsid="000b20a9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8496f"/>
    </style:style>
    <style:style style:name="T12" style:family="text">
      <style:text-properties fo:language="en" fo:country="US" officeooo:rsid="0009b1c2"/>
    </style:style>
    <style:style style:name="T13" style:family="text">
      <style:text-properties fo:language="en" fo:country="US" officeooo:rsid="000b20a9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Тестовий набір до задачі </text:span><text:span text:style-name="T2">9</text:span><text:span text:style-name="T1">.</text:span><text:span text:style-name="T2">4</text:span></text:p>
      <text:p text:style-name="P21"/>
      <text:p text:style-name="P2"><draw:frame draw:style-name="fr1" draw:name="Врезка1" text:anchor-type="paragraph" svg:x="-0.5016in" svg:y="-0.0118in" svg:width="4.1272in" draw:z-index="0"><draw:text-box fo:min-height="0in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23">Назва<text:span text:style-name="T5"> </text:span>тестового<text:span text:style-name="T5"> </text:span>на<text:span text:style-name="T6">ц</text:span>бору</text:p><text:p text:style-name="P24">Test Suite Description</text:p></table:table-cell><table:table-cell table:style-name="Таблица1.A1" office:value-type="string"><text:p text:style-name="P25">TS9.4_LAB9</text:p></table:table-cell></table:table-row><table:table-row table:style-name="Таблица1.1"><table:table-cell table:style-name="Таблица1.A1" office:value-type="string"><text:p text:style-name="P23">Назва<text:span text:style-name="T5"> </text:span>проекта<text:span text:style-name="T5"> / </text:span>ПЗ</text:p><text:p text:style-name="P24">Name of Project / Software</text:p></table:table-cell><table:table-cell table:style-name="Таблица1.A1" office:value-type="string"><text:p text:style-name="P25"><text:span text:style-name="T11">Krivokhizha</text:span>_tas<text:span text:style-name="T11">k.exe</text:span></text:p></table:table-cell></table:table-row><table:table-row table:style-name="Таблица1.1"><table:table-cell table:style-name="Таблица1.A1" office:value-type="string"><text:p text:style-name="P23">Рівень<text:span text:style-name="T5"> </text:span>тестування</text:p><text:p text:style-name="P24">Level of Testing</text:p></table:table-cell><table:table-cell table:style-name="Таблица1.A1" office:value-type="string"><text:p text:style-name="P27">системний<text:span text:style-name="T5"> <text:s/>/ <text:s/>System Test</text:span>ing</text:p></table:table-cell></table:table-row><table:table-row table:style-name="Таблица1.1"><table:table-cell table:style-name="Таблица1.A1" office:value-type="string"><text:p text:style-name="P23">Автор<text:span text:style-name="T5"> </text:span>тест<text:span text:style-name="T5">-</text:span>сьюта<text:span text:style-name="T5"> </text:span></text:p><text:p text:style-name="P24">Test Suite Author</text:p></table:table-cell><table:table-cell table:style-name="Таблица1.A1" office:value-type="string"><text:p text:style-name="P26">Віталій Кривохижа</text:p></table:table-cell></table:table-row><table:table-row table:style-name="Таблица1.1"><table:table-cell table:style-name="Таблица1.A1" office:value-type="string"><text:p text:style-name="P23">Виконавець </text:p><text:p text:style-name="P23">Implementer</text:p></table:table-cell><table:table-cell table:style-name="Таблица1.A1" office:value-type="string"><text:p text:style-name="P26">Віталій Кривохижа</text:p></table:table-cell></table:table-row></table:table></draw:text-box></draw:frame><text:span text:style-name="T3"><text:line-break/>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3">Ід<text:span text:style-name="T5">-</text:span>р<text:span text:style-name="T5"> </text:span>тест<text:span text:style-name="T5">-</text:span>кейса<text:span text:style-name="T5"> / Test Case ID</text:span></text:p>
          </table:table-cell>
          <table:table-cell table:style-name="Таблица2.A1" office:value-type="string">
            <text:p text:style-name="P4">Дії<text:span text:style-name="T5"> (</text:span>кроки<text:span text:style-name="T5">) / </text:span></text:p>
            <text:p text:style-name="P9">Action (Test Steps)</text:p>
          </table:table-cell>
          <table:table-cell table:style-name="Таблица2.A1" office:value-type="string">
            <text:p text:style-name="P4">Очікуваний </text:p>
            <text:p text:style-name="P4">результат / </text:p>
            <text:p text:style-name="P4">Expected Result</text:p>
          </table:table-cell>
          <table:table-cell table:style-name="Таблица2.A1" office:value-type="string">
            <text:p text:style-name="P22">Результат тестування / </text:p>
            <text:p text:style-name="P22">Test Result</text:p>
          </table:table-cell>
        </table:table-row>
        <table:table-row table:style-name="Таблица2.2">
          <table:table-cell table:style-name="Таблица2.A2" office:value-type="string">
            <text:p text:style-name="P5">TC_01</text:p>
          </table:table-cell>
          <table:table-cell table:style-name="Таблица2.B2" office:value-type="string">
            <text:p text:style-name="P6">1.Запустити застосунок <text:span text:style-name="T11">Krivokhizha</text:span><text:span text:style-name="T5">_tas</text:span><text:span text:style-name="T11">k.exe</text:span></text:p>
          </table:table-cell>
          <table:table-cell table:style-name="Таблица2.C2" office:value-type="string">
            <text:p text:style-name="P6">Мова інтерфейсу у програмі повинна бути українська.</text:p>
          </table:table-cell>
          <table:table-cell table:style-name="Таблица2.D2" office:value-type="string">
            <text:p text:style-name="P18">Passed</text:p>
          </table:table-cell>
        </table:table-row>
        <table:table-row table:style-name="Таблица2.2">
          <table:table-cell table:style-name="Таблица2.A3" office:value-type="string">
            <text:p text:style-name="P10">TC_02</text:p>
          </table:table-cell>
          <table:table-cell table:style-name="Таблица2.B3" office:value-type="string">
            <text:p text:style-name="P6">1.Запустити застосунок <text:span text:style-name="T11">Krivokhizha</text:span><text:span text:style-name="T5">_tas</text:span><text:span text:style-name="T11">k.exe</text:span></text:p>
          </table:table-cell>
          <table:table-cell table:style-name="Таблица2.C3" office:value-type="string">
            <text:p text:style-name="P6">Застосунок повинен містити інформацію про розробника зі знаком охорони авторського права.</text:p>
          </table:table-cell>
          <table:table-cell table:style-name="Таблица2.D2" office:value-type="string">
            <text:p text:style-name="P19"><text:span text:style-name="T5">Passed</text:span></text:p>
          </table:table-cell>
        </table:table-row>
        <table:table-row table:style-name="Таблица2.2">
          <table:table-cell table:style-name="Таблица2.A4" office:value-type="string">
            <text:p text:style-name="P5"><text:span text:style-name="T5">TC_0</text:span><text:span text:style-name="T6">3</text:span></text:p>
          </table:table-cell>
          <table:table-cell table:style-name="Таблица2.B4" office:value-type="string">
            <text:p text:style-name="P6">1.Запустити застосунок <text:span text:style-name="T11">Krivokhizha</text:span><text:span text:style-name="T5">_tas</text:span><text:span text:style-name="T11">k.exe</text:span></text:p>
          </table:table-cell>
          <table:table-cell table:style-name="Таблица2.C4" office:value-type="string">
            <text:p text:style-name="P6"><text:span text:style-name="T6">Програма</text:span> повинна містити інформацію про кожний ключ, який відповідає кожній функції у программі.</text:p>
          </table:table-cell>
          <table:table-cell table:style-name="Таблица2.D2" office:value-type="string">
            <text:p text:style-name="P19"><text:span text:style-name="T5">Passed</text:span></text:p>
          </table:table-cell>
        </table:table-row>
        <table:table-row table:style-name="Таблица2.2">
          <table:table-cell table:style-name="Таблица2.A5" office:value-type="string">
            <text:p text:style-name="P5"><text:span text:style-name="T5">TC</text:span>_0<text:span text:style-name="T6">4</text:span></text:p>
          </table:table-cell>
          <table:table-cell table:style-name="Таблица2.B5" office:value-type="string">
            <text:p text:style-name="P6">1.Запустити застосунок <text:span text:style-name="T11">Krivokhizha</text:span><text:span text:style-name="T5">_tas</text:span><text:span text:style-name="T11">k.exe</text:span></text:p>
            <text:p text:style-name="P6"><text:span text:style-name="T6">2. </text:span><text:span text:style-name="T5">Увести </text:span><text:span text:style-name="T11">u</text:span></text:p>
            <text:p text:style-name="P6"><text:span text:style-name="T5">3</text:span><text:span text:style-name="T6">. Увести </text:span><text:span text:style-name="T5">13</text:span></text:p>
            <text:p text:style-name="P6"><text:span text:style-name="T5">4</text:span><text:span text:style-name="T6">. Увести </text:span><text:span text:style-name="T5">5</text:span></text:p>
            <text:p text:style-name="P17">5. <text:span text:style-name="T6">Увести 5</text:span></text:p>
          </table:table-cell>
          <table:table-cell table:style-name="Таблица2.C5" office:value-type="string">
            <text:p text:style-name="P6"><text:span text:style-name="T6">Програма повинна </text:span><text:s/><text:span text:style-name="T6">вивести : </text:span><text:span text:style-name="T7">Ви викликали функцію </text:span><text:span text:style-name="T11">s_calculation. </text:span><text:span text:style-name="T7">Та порахувати змінну </text:span><text:span text:style-name="T11">S</text:span></text:p>
            <text:p text:style-name="P12">У цьому випадку:</text:p>
            <text:p text:style-name="P6">Результат<text:span text:style-name="T5"> </text:span><text:span text:style-name="T11">S =</text:span><text:span text:style-name="T5"> </text:span>-<text:span text:style-name="T11">524.7</text:span> </text:p>
          </table:table-cell>
          <table:table-cell table:style-name="Таблица2.D2" office:value-type="string">
            <text:p text:style-name="P19"><text:span text:style-name="T5">Passed</text:span></text:p>
          </table:table-cell>
        </table:table-row>
        <table:table-row table:style-name="Таблица2.2">
          <table:table-cell table:style-name="Таблица2.A6" office:value-type="string">
            <text:p text:style-name="P5"><text:span text:style-name="T5">TC</text:span>_0<text:span text:style-name="T6">5</text:span></text:p>
          </table:table-cell>
          <table:table-cell table:style-name="Таблица2.B6" office:value-type="string">
            <text:p text:style-name="P6">1.Запустити застосунок <text:span text:style-name="T11">Krivokhizha</text:span><text:span text:style-name="T5">_tas</text:span><text:span text:style-name="T11">k.exe</text:span></text:p>
            <text:p text:style-name="P6"><text:span text:style-name="T6">2. </text:span><text:span text:style-name="T5"><text:s/>Увести </text:span><text:span text:style-name="T12">o</text:span></text:p>
            <text:p text:style-name="P6"><text:span text:style-name="T5">3. Увести 1</text:span></text:p>
            <text:p text:style-name="P11"/>
          </table:table-cell>
          <table:table-cell table:style-name="Таблица2.C6" office:value-type="string">
            <text:p text:style-name="P7"><text:span text:style-name="T6">Програма повинна </text:span><text:s/><text:span text:style-name="T6">вивести : </text:span><text:span text:style-name="T7">Ви викликали функцію </text:span><text:span text:style-name="T12">9.1</text:span><text:span text:style-name="T11">. </text:span><text:span text:style-name="T7">Т</text:span><text:span text:style-name="T8">а висести повідомлення про бал Бофорта</text:span></text:p>
            <text:p text:style-name="P13">У цьому випадку:</text:p>
            <text:p text:style-name="P15">Швидкість вітру: 0.3 — 1.5 м/<text:span text:style-name="T5">c . </text:span>Характеристика вітру — Тихий.</text:p>
            <text:p text:style-name="P6"><text:soft-page-break/></text:p>
          </table:table-cell>
          <table:table-cell table:style-name="Таблица2.D2" office:value-type="string">
            <text:p text:style-name="P18">Passed</text:p>
          </table:table-cell>
        </table:table-row>
        <table:table-row table:style-name="Таблица2.2">
          <table:table-cell table:style-name="Таблица2.A7" office:value-type="string">
            <text:p text:style-name="P10">TC_06</text:p>
          </table:table-cell>
          <table:table-cell table:style-name="Таблица2.B7" office:value-type="string">
            <text:p text:style-name="P6">1.Запустити застосунок <text:span text:style-name="T11">Krivokhizha</text:span><text:span text:style-name="T5">_tas</text:span><text:span text:style-name="T11">k.exe</text:span></text:p>
            <text:p text:style-name="P6"><text:span text:style-name="T6">2. </text:span><text:s/>Увести <text:span text:style-name="T13">p</text:span></text:p>
            <text:p text:style-name="P6">3. Увести <text:span text:style-name="T9">27</text:span></text:p>
            <text:p text:style-name="P6"/>
          </table:table-cell>
          <table:table-cell table:style-name="Таблица2.C7" office:value-type="string">
            <text:p text:style-name="P8"><text:span text:style-name="T6">Програма повинна </text:span><text:s/><text:span text:style-name="T6">вивести : </text:span><text:span text:style-name="T7">Ви викликали функцію </text:span><text:span text:style-name="T12">9.</text:span><text:span text:style-name="T13">2</text:span><text:span text:style-name="T11">. </text:span><text:span text:style-name="T7">Т</text:span><text:span text:style-name="T8">а висести повідомлення про </text:span><text:span text:style-name="T9">розмір шкарпетки. </text:span></text:p>
            <text:p text:style-name="P14">У цьому випадку:</text:p>
            <text:p text:style-name="P16">розмір шкарпеток за системою США — 10, за системою ЄС 41/<text:span text:style-name="T5">42.</text:span></text:p>
          </table:table-cell>
          <table:table-cell table:style-name="Таблица2.D2" office:value-type="string">
            <text:p text:style-name="P18">Passed</text:p>
          </table:table-cell>
        </table:table-row>
        <table:table-row table:style-name="Таблица2.2">
          <table:table-cell table:style-name="Таблица2.A8" office:value-type="string">
            <text:p text:style-name="P5"><text:span text:style-name="T5">TC_07</text:span></text:p>
          </table:table-cell>
          <table:table-cell table:style-name="Таблица2.B8" office:value-type="string">
            <text:p text:style-name="P6">1.Запустити застосунок <text:span text:style-name="T11">Krivokhizha</text:span><text:span text:style-name="T5">_tas</text:span><text:span text:style-name="T11">k.exe</text:span></text:p>
            <text:p text:style-name="P12">2. Увести <text:span text:style-name="T13">a</text:span></text:p>
            <text:p text:style-name="P6">3. Увести <text:span text:style-name="T13">557</text:span></text:p>
            <text:p text:style-name="P6">4. Увести <text:span text:style-name="T13">S</text:span></text:p>
          </table:table-cell>
          <table:table-cell table:style-name="Таблица2.C8" office:value-type="string">
            <text:p text:style-name="P6">Программа має<text:span text:style-name="T6"> відобразити результат виконання функції з бітовими операціями, результат має бути 4. Та після натискання Z программа має закритися.</text:span></text:p>
          </table:table-cell>
          <table:table-cell table:style-name="Таблица2.D2" office:value-type="string">
            <text:p text:style-name="P18">Passed</text:p>
          </table:table-cell>
        </table:table-row>
        <table:table-row table:style-name="Таблица2.2">
          <table:table-cell table:style-name="Таблица2.A9" office:value-type="string">
            <text:p text:style-name="P10">TC_08</text:p>
          </table:table-cell>
          <table:table-cell table:style-name="Таблица2.B9" office:value-type="string">
            <text:p text:style-name="P6"><text:span text:style-name="T5">1.</text:span>Запустити<text:span text:style-name="T5"> </text:span>застосунок<text:span text:style-name="T5"> </text:span><text:span text:style-name="T11">Krivokhizha</text:span><text:span text:style-name="T5">_tas</text:span><text:span text:style-name="T11">k.exe</text:span></text:p>
            <text:p text:style-name="P12">2. Увести <text:span text:style-name="T13">s</text:span></text:p>
          </table:table-cell>
          <table:table-cell table:style-name="Таблица2.C9" office:value-type="string">
            <text:p text:style-name="P6"><text:span text:style-name="T6">Програма </text:span><text:span text:style-name="T5">має закритися.</text:span></text:p>
          </table:table-cell>
          <table:table-cell table:style-name="Таблица2.D2" office:value-type="string">
            <text:p text:style-name="P18">Passed</text:p>
          </table:table-cell>
        </table:table-row>
        <table:table-row table:style-name="Таблица2.2">
          <table:table-cell table:style-name="Таблица2.A10" office:value-type="string">
            <text:p text:style-name="P5"><text:span text:style-name="T5">TC_0</text:span>9</text:p>
          </table:table-cell>
          <table:table-cell table:style-name="Таблица2.B10" office:value-type="string">
            <text:p text:style-name="P6">1.Запустити застосунок <text:span text:style-name="T11">Krivokhizha</text:span><text:span text:style-name="T5">_tas</text:span><text:span text:style-name="T11">k.exe</text:span> </text:p>
            <text:p text:style-name="P6">2. <text:span text:style-name="T5">Увести </text:span><text:span text:style-name="T13">q</text:span></text:p>
            <text:p text:style-name="P12">3. Увести <text:span text:style-name="T13">s</text:span></text:p>
          </table:table-cell>
          <table:table-cell table:style-name="Таблица2.C10" office:value-type="string">
            <text:p text:style-name="P6">Програма має видати помилку зі звуковим сигналом. Після виконання 3 дії тест-кейсу программа має закритися.</text:p>
          </table:table-cell>
          <table:table-cell table:style-name="Таблица2.D2" office:value-type="string">
            <text:p text:style-name="P18">Pass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6T17:35:42.652000000</dc:date>
    <meta:editing-duration>PT5M2S</meta:editing-duration>
    <meta:editing-cycles>1</meta:editing-cycles>
    <meta:document-statistic meta:table-count="2" meta:image-count="0" meta:object-count="0" meta:page-count="2" meta:paragraph-count="81" meta:word-count="292" meta:character-count="2062" meta:non-whitespace-character-count="1830"/>
    <meta:generator>LibreOffice/7.1.2.2$Windows_X86_64 LibreOffice_project/8a45595d069ef5570103caea1b71cc9d82b2aae4</meta:generator>
  </office:meta>
</office:document-meta>
</file>